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EPARATION FROM SIN (26:1-5, 9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SEPARATION FROM SIN (26:1-5, 9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request (2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reasons (26:1-5, 9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reasons (26:1-5, 9-11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e has trusted the Lord (26:1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e has lived according to God's truth (26:2-3, 11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He has refused to fellowship with the godless (26:4-5, 9-10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'S SEPARATION FROM SIN (26:1-5, 9-11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His request (26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reasons (26:1-5, 9-11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26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DAVID'S SEPARATION FROM SIN (26:1-5, 9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DAVID'S SEPARATION TO GOD (26:6-8, 1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6 </dc:title>
    <meta:initial-creator>David STRICKLAND</meta:initial-creator>
    <dc:creator>David STRICKLAND</dc:creator>
    <meta:creation-date>2020-02-22T17:37:48Z</meta:creation-date>
    <dc:date>2020-02-22T17:37:49Z</dc:date>
    <meta:template xlink:href="BibleStudy" xlink:type="simple"/>
    <meta:editing-cycles>1</meta:editing-cycles>
    <meta:editing-duration>PT0S</meta:editing-duration>
    <meta:document-statistic meta:paragraph-count="15" meta:word-count="121"/>
  </office:meta>
</office:document-meta>
</file>